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25in" fo:margin-right="0in" fo:text-indent="0in" style:auto-text-indent="false">
        <style:tab-stops>
          <style:tab-stop style:position="0.5in"/>
        </style:tab-stops>
      </style:paragraph-properties>
    </style:style>
    <style:style style:name="P2" style:family="paragraph" style:parent-style-name="Normal_20__28_Web_29_" style:master-page-name="Standard">
      <style:paragraph-properties fo:margin-top="0in" fo:margin-bottom="0.1945in" fo:text-align="center" style:justify-single-word="false" style:page-number="auto"/>
    </style:style>
    <style:style style:name="P3" style:family="paragraph" style:parent-style-name="Plain_20_Text">
      <style:paragraph-properties fo:margin-top="0in" fo:margin-bottom="0.0598in"/>
    </style:style>
    <style:style style:name="P4" style:family="paragraph" style:parent-style-name="Plain_20_Text">
      <style:paragraph-properties fo:margin-top="0in" fo:margin-bottom="0.0598in"/>
      <style:text-properties style:font-name="Times New Roman" fo:font-size="12pt" style:font-size-asian="12pt" style:font-name-complex="Times New Roman1" style:font-size-complex="12pt"/>
    </style:style>
    <style:style style:name="P5" style:family="paragraph" style:parent-style-name="Plain_20_Text" style:list-style-name="WWNum1">
      <style:paragraph-properties fo:margin-top="0in" fo:margin-bottom="0.0598in"/>
    </style:style>
    <style:style style:name="P6" style:family="paragraph" style:parent-style-name="Plain_20_Text">
      <style:paragraph-properties fo:margin-left="0.25in" fo:margin-right="0in" fo:margin-top="0in" fo:margin-bottom="0.0598in" fo:text-indent="0in" style:auto-text-indent="false"/>
      <style:text-properties style:font-name="Times New Roman" fo:font-size="12pt" style:font-size-asian="12pt" style:font-name-complex="Times New Roman1" style:font-size-complex="12pt"/>
    </style:style>
    <style:style style:name="P7" style:family="paragraph" style:parent-style-name="Plain_20_Text">
      <style:paragraph-properties fo:margin-top="0in" fo:margin-bottom="0.0402in"/>
    </style:style>
    <style:style style:name="P8" style:family="paragraph" style:parent-style-name="Plain_20_Text">
      <style:paragraph-properties fo:margin-top="0in" fo:margin-bottom="0.0402in"/>
      <style:text-properties style:font-name="Times New Roman" style:font-name-complex="Times New Roman1"/>
    </style:style>
    <style:style style:name="P9" style:family="paragraph" style:parent-style-name="Plain_20_Text">
      <style:paragraph-properties fo:margin-top="0in" fo:margin-bottom="0.0402in">
        <style:tab-stops>
          <style:tab-stop style:position="0.5in"/>
        </style:tab-stops>
      </style:paragraph-properties>
      <style:text-properties style:font-name="Times New Roman" fo:font-size="12pt" style:font-size-asian="12pt" style:font-name-complex="Times New Roman1" style:font-size-complex="12pt"/>
    </style:style>
    <style:style style:name="P10" style:family="paragraph" style:parent-style-name="Plain_20_Text">
      <style:paragraph-properties fo:margin-top="0in" fo:margin-bottom="0.0402in">
        <style:tab-stops>
          <style:tab-stop style:position="0.5in"/>
        </style:tab-stops>
      </style:paragraph-properties>
    </style:style>
    <style:style style:name="P11" style:family="paragraph" style:parent-style-name="Plain_20_Text">
      <style:paragraph-properties fo:margin-left="0.5in" fo:margin-right="0in" fo:margin-top="0in" fo:margin-bottom="0.0402in" fo:text-indent="0in" style:auto-text-indent="false">
        <style:tab-stops>
          <style:tab-stop style:position="0.5in"/>
        </style:tab-stops>
      </style:paragraph-properties>
      <style:text-properties style:font-name="Times New Roman" fo:font-size="12pt" style:font-size-asian="12pt" style:font-name-complex="Times New Roman1" style:font-size-complex="12pt"/>
    </style:style>
    <style:style style:name="P12" style:family="paragraph" style:parent-style-name="List_20_Paragraph" style:list-style-name="WWNum2">
      <style:paragraph-properties>
        <style:tab-stops>
          <style:tab-stop style:position="0.5in"/>
        </style:tab-stops>
      </style:paragraph-properties>
    </style:style>
    <style:style style:name="T1" style:family="text">
      <style:text-properties fo:font-weight="bold" style:font-weight-asian="bold"/>
    </style:style>
    <style:style style:name="T2" style:family="text">
      <style:text-properties style:font-name="Times New Roman" style:font-name-complex="Times New Roman1"/>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style>
    <style:style style:name="T5" style:family="text">
      <style:text-properties style:font-name="Times New Roman" fo:font-weight="bold" style:font-weight-asian="bold" style:font-name-complex="Times New Roman1"/>
    </style:style>
    <style:style style:name="T6" style:family="text">
      <style:text-properties style:font-name="Times New Roman" fo:font-weight="normal" style:font-weight-asian="normal" style:font-name-complex="Times New Roman1" style:font-weight-complex="normal"/>
    </style:style>
    <style:style style:name="T7" style:family="text">
      <style:text-properties fo:color="#339966"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SCD 240</text:span></text:p>
      <text:p text:style-name="P3"><text:span text:style-name="T3">NOTE: Your answers, for all problems, will be saved in a file named cscd240</text:span><text:bookmark-start text:name="_GoBack"/><text:span text:style-name="T3">Lab8</text:span><text:bookmark-end text:name="_GoBack"/><text:span text:style-name="T3">.pdf for all problems</text:span></text:p>
      <text:p text:style-name="P3"><text:span text:style-name="T3">NOTE: Your C file will be named cscd240Lab8.c</text:span></text:p>
      <text:p text:style-name="P4"/>
      <text:list xml:id="list1730240324" text:style-name="WWNum1">
        <text:list-item>
          <text:p text:style-name="P5"><text:span text:style-name="T3">Type in, compile and execute the following code.</text:span></text:p>
        </text:list-item>
      </text:list>
      <text:p text:style-name="P6"/>
      <text:p text:style-name="P7"><text:span text:style-name="T2">#include &lt;stdio.h&gt;</text:span></text:p>
      <text:p text:style-name="P7"><text:span text:style-name="T2">#include &lt;stdlib.h&gt;</text:span></text:p>
      <text:p text:style-name="P7"><text:span text:style-name="T2">#define R 5</text:span></text:p>
      <text:p text:style-name="P7"><text:span text:style-name="T2">#define C 4</text:span></text:p>
      <text:p text:style-name="P8"/>
      <text:p text:style-name="P7"><text:span text:style-name="T2">int main(int argc, const char * argv[])</text:span></text:p>
      <text:p text:style-name="P7"><text:span text:style-name="T2">{</text:span></text:p>
      <text:p text:style-name="P7"><text:span text:style-name="T2"><text:s text:c="4"/></text:span></text:p>
      <text:p text:style-name="P7"><text:span text:style-name="T2"><text:s text:c="4"/>int i, j, walk = 0;</text:span></text:p>
      <text:p text:style-name="P7"><text:span text:style-name="T2"><text:s text:c="4"/>int **grades = (int **)malloc(R * sizeof(int *)); <text:s/></text:span><text:span text:style-name="T5">//Assume that value of this entire expression is 0x7fb322403930</text:span></text:p>
      <text:p text:style-name="P7"><text:span text:style-name="T2"><text:s/></text:span></text:p>
      <text:p text:style-name="P7"><text:span text:style-name="T2"><text:s text:c="4"/>// allocate memory for each row for test purpose, otherwise we should do the following in a loop</text:span></text:p>
      <text:p text:style-name="P7"><text:span text:style-name="T2"><text:s text:c="4"/>grades[0] = (int *) malloc( C * sizeof(int) ); <text:s text:c="7"/></text:span><text:span text:style-name="T5">//Assume that value of this entire expression is 0x7fb3224000e0</text:span></text:p>
      <text:p text:style-name="P7"><text:span text:style-name="T2"><text:s text:c="4"/>grades[1] = (int *) malloc( C * sizeof(int) ); <text:s text:c="7"/></text:span><text:span text:style-name="T5">//Assume that value of this entire expression is 0x7fb322401f50</text:span></text:p>
      <text:p text:style-name="P7"><text:span text:style-name="T2"><text:s text:c="4"/>grades[2] = (int *) malloc( C * sizeof(int) ); <text:s text:c="7"/></text:span></text:p>
      <text:p text:style-name="P7"><text:span text:style-name="T2"><text:s text:c="4"/>grades[3] = (int *) malloc( C * sizeof(int) );<text:tab/></text:span></text:p>
      <text:p text:style-name="P7"><text:span text:style-name="T2"><text:s text:c="4"/>grades[4] = (int *) malloc( C * sizeof(int) ); <text:s text:c="6"/></text:span></text:p>
      <text:p text:style-name="P8"/>
      <text:p text:style-name="P7"><text:span text:style-name="T2"><text:s text:c="4"/>for( i = 0; i &lt; R; i ++) <text:tab/><text:tab/><text:tab/>//This will navigate the array by the rows</text:span></text:p>
      <text:p text:style-name="P7"><text:span text:style-name="T2"><text:s text:c="4"/>{</text:span></text:p>
      <text:p text:style-name="P7"><text:span text:style-name="T2"><text:s text:c="8"/>for(j = 0; j &lt; C; j ++)<text:tab/><text:tab/><text:tab/>//This will navigate the array by the columns next</text:span></text:p>
      <text:p text:style-name="P7"><text:span text:style-name="T2"><text:s text:c="8"/>{</text:span></text:p>
      <text:p text:style-name="P7"><text:span text:style-name="T2"><text:s text:c="12"/>grades[i][j] = walk ++;<text:tab/><text:tab/>//The values of grades[i][j] will get filled with the values of walk as it <text:tab/><text:tab/><text:tab/><text:tab/><text:tab/><text:tab/>//increments after it navigates the whole array. Filling it with the numbers</text:span></text:p>
      <text:p text:style-name="P7"><text:span text:style-name="T2"><text:s text:c="8"/>}<text:tab/><text:tab/><text:tab/><text:tab/><text:tab/>// 0 – 19 from left to right. </text:span></text:p>
      <text:p text:style-name="P7"><text:span text:style-name="T2"><text:s text:c="4"/>}</text:span></text:p>
      <text:p text:style-name="P7"><text:span text:style-name="T2"><text:s text:c="4"/><text:tab/></text:span></text:p>
      <text:p text:style-name="P7"><text:span text:style-name="T2"><text:s text:c="4"/>int **pptr = grades;<text:tab/><text:tab/><text:tab/>//this double pointer will point to another double pointer grades as well as <text:tab/><text:tab/><text:tab/><text:tab/><text:tab/>//getting the values of grades.</text:span></text:p>
      <text:p text:style-name="P7"><text:span text:style-name="T2"><text:s text:c="4"/>printf("-1: pptr= %p\n", pptr);<text:tab/><text:tab/>/* The pptr in this example will just return the memory location of pptr. </text:span></text:p>
      <text:p text:style-name="P7"><text:span text:style-name="T2"><text:s text:c="4"/>printf("-1: &amp;pptr[0] = %p\n", &amp;pptr[0] ); <text:s text:c="2"/>* <text:s/>The next print statement will pretty much return the same memory</text:span></text:p>
      <text:p text:style-name="P7"><text:span text:style-name="T2"><text:s text:c="4"/>printf("-1: pptr+1= %p\n", pptr + 1);<text:tab/>* <text:s text:c="2"/>location as the first print statement. Then the third and forth will </text:span></text:p>
      <text:p text:style-name="P7"><text:span text:style-name="T2"><text:s text:c="4"/>printf("-1: pptr+2= %p\n", pptr + 2);<text:tab/>* <text:s text:c="2"/>move up 8 bytes in memory location because we are manipulating the <text:tab/><text:tab/><text:tab/><text:tab/><text:tab/>* <text:s text:c="2"/>address memory and each memory address gets 8 bytes.*/</text:span></text:p>
      <text:p text:style-name="P7"><text:soft-page-break/><text:span text:style-name="T2"><text:s text:c="4"/></text:span></text:p>
      <text:p text:style-name="P7"><text:span text:style-name="T2"><text:s text:c="4"/>printf("\n\n");</text:span></text:p>
      <text:p text:style-name="P7"><text:span text:style-name="T2"><text:s text:c="4"/></text:span></text:p>
      <text:p text:style-name="P7"><text:span text:style-name="T2"><text:s text:c="4"/>printf("0: pptr[0]= %p\n", pptr[0]); /*This will give us a value of grades[0] as it's return. </text:span></text:p>
      <text:p text:style-name="P7"><text:span text:style-name="T2"><text:s text:c="4"/>printf("0: *pptr= %p\n", *pptr); <text:s text:c="6"/>//</text:span><text:span text:style-name="T6">0x7fb3224000e0 as well the rest of the values as they all point to</text:span></text:p>
      <text:p text:style-name="P7"><text:span text:style-name="T2"><text:s text:c="4"/>printf("0: &amp;pptr[0][0]= %p\n", &amp;pptr[0][0]); // So the value will be </text:span><text:span text:style-name="T6"><text:s/>grades[0].*/ </text:span></text:p>
      <text:p text:style-name="P8"/>
      <text:p text:style-name="P7"><text:span text:style-name="T2"><text:s text:c="4"/>printf("\n\n");</text:span></text:p>
      <text:p text:style-name="P7"><text:span text:style-name="T2"><text:s text:c="4"/></text:span></text:p>
      <text:p text:style-name="P7"><text:span text:style-name="T2"><text:s text:c="4"/>printf("1: pptr[1]= %p\n", pptr[1]);<text:tab/><text:tab/>/* These values will give us the value of grade[2] as pptr[1] points to </text:span></text:p>
      <text:p text:style-name="P7"><text:span text:style-name="T2"><text:s text:c="4"/>printf("1: *(pptr + 1)= %p\n", *(pptr + 1));<text:tab/>* the memory location of grade[2], as do the rest of the pptr's in these </text:span></text:p>
      <text:p text:style-name="P7"><text:span text:style-name="T2"><text:s text:c="4"/>printf("1: &amp;pptr[1][0] = %p\n", &amp;pptr[1][0] );<text:tab/>* print statements. So it will return </text:span><text:span text:style-name="T6">0x7fb322401f50 */</text:span></text:p>
      <text:p text:style-name="P7"><text:span text:style-name="T2"><text:s text:c="4"/></text:span></text:p>
      <text:p text:style-name="P7"><text:span text:style-name="T2"><text:s text:c="4"/>printf("\n\n");</text:span></text:p>
      <text:p text:style-name="P7"><text:span text:style-name="T2"><text:s text:c="4"/></text:span></text:p>
      <text:p text:style-name="P7"><text:span text:style-name="T2"><text:s text:c="4"/>printf("2: *pptr + 1 = %p\n", *pptr + 1);<text:tab/><text:tab/>/* The values of these print statements will give us the value +4 bytes</text:span></text:p>
      <text:p text:style-name="P7"><text:span text:style-name="T2"><text:s text:c="4"/>printf("2: *(pptr+0) + 1 = %p\n", *(pptr + 0) + 1); <text:s text:c="2"/>* up on the memory allocation because we are only adding 1 int to the</text:span></text:p>
      <text:p text:style-name="P7"><text:span text:style-name="T2"><text:s text:c="4"/>printf("2: &amp;pptr[0][1] = %p\n", &amp;pptr[0][1] ); <text:tab/>* pptr. Resulting in the first two being <text:s/></text:span><text:span text:style-name="T6">0x7fb3224000e4 and the last </text:span></text:p>
      <text:p text:style-name="P7"><text:span text:style-name="T6"><text:tab/><text:tab/><text:tab/><text:tab/><text:tab/><text:tab/>* should return a value of 0x7fb322401f50 as it is pointing to grade[2] <text:tab/><text:tab/><text:tab/><text:tab/><text:tab/><text:tab/>* value</text:span><text:span text:style-name="T2">*/</text:span></text:p>
      <text:p text:style-name="P7"><text:span text:style-name="T2"><text:s text:c="4"/></text:span></text:p>
      <text:p text:style-name="P7"><text:span text:style-name="T2"><text:s text:c="4"/>printf("\n\n");</text:span></text:p>
      <text:p text:style-name="P7"><text:span text:style-name="T2"><text:s text:c="4"/>printf("3: *(pptr[1] + 1) = %d\n", *(pptr[1] + 1) );<text:tab/><text:tab/>/* These print statements should return the actual integer value </text:span></text:p>
      <text:p text:style-name="P7"><text:span text:style-name="T2"><text:s text:c="4"/>printf("3: *( *(pptr + 1) + 1) = %d\n", *( * (pptr + 1) + 1) ); <text:s/>* <text:s/>of pptr[1][1]. Which should be equivalent to 5 per the loop</text:span></text:p>
      <text:p text:style-name="P7"><text:span text:style-name="T2"><text:s text:c="4"/>printf("3: pptr[1][1] = %d\n", pptr[1][1] );<text:tab/><text:tab/><text:tab/>* <text:s/>given above filling the value with the value 5. <text:s/>Also pptr[1]<text:tab/><text:tab/><text:tab/><text:tab/><text:tab/><text:tab/><text:tab/>* <text:s/>[1] is pointing to the value of grades[1][1]. Which is 5.</text:span></text:p>
      <text:p text:style-name="P7"><text:span text:style-name="T2"><text:s text:c="4"/><text:tab/><text:tab/><text:tab/><text:tab/><text:tab/><text:tab/><text:tab/>**/</text:span></text:p>
      <text:p text:style-name="P7"><text:span text:style-name="T2"><text:s text:c="4"/>return 0;</text:span></text:p>
      <text:p text:style-name="P7"><text:span text:style-name="T2">} //end of main</text:span></text:p>
      <text:p text:style-name="P8"/>
      <text:p text:style-name="P8"/>
      <text:p text:style-name="P10"><text:span text:style-name="T3">This code will provide a base address for grades and pptr. </text:span></text:p>
      <text:p text:style-name="P9"/>
      <text:p text:style-name="P10"><text:span text:style-name="T4">Assume you get a 64-bit machine, i.e. an address takes 8 bytes long. Also, each integer on your machine takes 4 bytes long.</text:span><text:span text:style-name="T3"> Use the base address provided from the comments to the right of malloc() function. Based on the code above, create an educated guess that clearly outlines what you believe will print out as each line of code above is executed. In your explanation clearly </text:span><text:span text:style-name="T4">explain what is happening</text:span><text:span text:style-name="T3">, don't just give memory addresses or values. If you only provide memory addresses or values you will receive </text:span><text:span text:style-name="T4">0 points</text:span><text:span text:style-name="T3"> for this problem. <text:s/>Your guesses will be clearly labeled in the PDF file. You must provide the line of code and then the explanation. </text:span></text:p>
      <text:p text:style-name="P11"/>
      <text:p text:style-name="Standard"/>
      <text:p text:style-name="Standard"><text:soft-page-break/><text:span text:style-name="T7">TO TURN IN:</text:span></text:p>
      <text:p text:style-name="Standard">A zip file containing:</text:p>
      <text:list xml:id="list2180979018" text:style-name="WWNum2">
        <text:list-item>
          <text:p text:style-name="P12">Your PDF file</text:p>
        </text:list-item>
        <text:list-item>
          <text:p text:style-name="P12">Your C file</text:p>
        </text:list-item>
      </text:list>
      <text:p text:style-name="P1"/>
      <text:p text:style-name="Standard">You better know the naming sche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2" fo:widows="2" fo:hyphenation-ladder-count="no-limit" style:writing-mode="lr-tb"/>
      <style:text-properties style:use-window-font-color="true" style:font-name="Times New Roman" fo:font-size="12pt" style:font-name-asian="Times New Roman1" style:font-size-asian="12pt" style:language-asian="ar" style:country-asian="SA" style:font-name-complex="Times New Roman1"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1945in" fo:margin-bottom="0.1945in"/>
    </style:style>
    <style:style style:name="Plain_20_Text" style:display-name="Plain Text" style:family="paragraph" style:parent-style-name="Standard" style:default-outline-level="">
      <style:text-properties style:font-name="Courier New" fo:font-size="10pt" style:font-size-asian="10pt" style:font-name-complex="Courier New2" style:font-size-complex="10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urier New" fo:font-size="10pt" style:font-name-asian="Times New Roman1" style:font-size-asian="10pt" style:language-asian="ar" style:country-asian="SA" style:font-name-complex="Courier New2" style:font-size-complex="10pt"/>
    </style:style>
    <style:style style:name="ListLabel_20_1" style:display-name="ListLabel 1" style:family="text">
      <style:text-properties style:font-name-complex="Courier New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Aaron Jones</text:p>
        <text:p text:style-name="Header">CSCD 240 Lab 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 Steiner</meta:initial-creator>
    <dc:creator>bigboss424 </dc:creator>
    <meta:editing-cycles>4</meta:editing-cycles>
    <meta:creation-date>2014-11-05T19:14:00</meta:creation-date>
    <dc:date>2014-11-07T09:11:58</dc:date>
    <meta:editing-duration>PT1S</meta:editing-duration>
    <meta:generator>LibreOffice/3.5$Linux_X86_64 LibreOffice_project/350m1$Build-2</meta:generator>
    <meta:document-statistic meta:table-count="0" meta:image-count="0" meta:object-count="0" meta:page-count="3" meta:paragraph-count="68" meta:word-count="764" meta:character-count="4542" meta:non-whitespace-character-count="3507"/>
    <meta:user-defined meta:name="AppVersion">14.0000</meta:user-defined>
    <meta:user-defined meta:name="Company">Eastern Washingto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